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7D000000356024C3A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8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9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11.267cm" svg:height="5.376cm" svg:x="7.783cm" svg:y="7.832cm">
        <draw:image xlink:href="Pictures/100002010000007D000000356024C3A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oftsolutions4u </meta:initial-creator>
    <meta:creation-date>2016-03-17T13:46:09.018558005</meta:creation-date>
    <dc:date>2016-03-17T13:51:54.040621008</dc:date>
    <dc:creator>softsolutions4u </dc:creator>
    <meta:editing-duration>P0D</meta:editing-duration>
    <meta:editing-cycles>1</meta:editing-cycles>
    <meta:document-statistic meta:object-count="41"/>
    <meta:generator>LibreOffice/4.2.8.2$Linux_x86 LibreOffice_project/420$Build-2</meta:generator>
  </office:meta>
</office:document-meta>
</file>